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B2000000AFCA74342FBE93BBF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reebsd-title">
      <style:graphic-properties draw:auto-grow-height="true" fo:min-height="3.506cm"/>
    </style:style>
    <style:style style:name="pr2" style:family="presentation" style:parent-style-name="freebsd-subtitle">
      <style:graphic-properties draw:fill-color="#ffffff" draw:auto-grow-height="true" fo:min-height="10.886cm"/>
    </style:style>
    <style:style style:name="pr3" style:family="presentation" style:parent-style-name="freebsd-notes">
      <style:graphic-properties draw:fill-color="#ffffff" fo:min-height="12.572cm"/>
    </style:style>
    <style:style style:name="pr4" style:family="presentation" style:parent-style-name="freebsd-title">
      <style:graphic-properties fo:min-height="3.506cm"/>
    </style:style>
    <style:style style:name="pr5" style:family="presentation" style:parent-style-name="freebsd-outline1">
      <style:graphic-properties fo:min-height="11.93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60pt" fo:language="en" fo:country="US" style:font-size-asian="60pt" style:font-size-complex="60pt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language="en" fo:country="US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bsd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10.886cm" svg:x="1.4cm" svg:y="4.914cm" presentation:class="subtitle" presentation:user-transformed="true">
          <draw:text-box>
            <text:p><text:span text:style-name="T1">The History of Unix </text:span></text:p>
            <text:p><text:span text:style-name="T1">And</text:span></text:p>
            <text:p><text:span text:style-name="T1"><text:s/></text:span><text:span text:style-name="T1">Unix Like Sys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reebsd" presentation:presentation-page-layout-name="AL2T1">
        <draw:frame presentation:style-name="pr4" draw:text-style-name="P1" draw:layer="layout" svg:width="24.6cm" svg:height="3.506cm" svg:x="1.4cm" svg:y="0.837cm" presentation:class="title">
          <draw:text-box>
            <text:p><text:span text:style-name="T2">In the beginning…..</text:span></text:p>
          </draw:text-box>
        </draw:frame>
        <draw:frame presentation:style-name="pr5" draw:text-style-name="P1" draw:layer="layout" svg:width="24.639cm" svg:height="9.18cm" svg:x="0.961cm" svg:y="6.82cm" presentation:class="outline" presentation:user-transformed="true">
          <draw:text-box>
            <text:list text:style-name="L2">
              <text:list-item>
                <text:p><text:span text:style-name="T2">1956 <text:s/>- antitrust decree against Bell Phone company forbidding them from having patents and commercial products related to computer systems. </text:span></text:p>
                <text:p><text:span text:style-name="T2"><text:s/></text:span><text:span text:style-name="T2">http://www.cptech.org/at/ibm/ibm1956cd.html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reebsd" presentation:presentation-page-layout-name="AL2T1">
        <draw:frame presentation:style-name="pr4" draw:text-style-name="P1" draw:layer="layout" svg:width="24.6cm" svg:height="3.506cm" svg:x="1.4cm" svg:y="0.837cm" presentation:class="title">
          <draw:text-box>
            <text:p><text:span text:style-name="T2">After the beginning….</text:span></text:p>
          </draw:text-box>
        </draw:frame>
        <draw:frame presentation:style-name="pr5" draw:text-style-name="P1" draw:layer="layout" svg:width="24.639cm" svg:height="12.486cm" svg:x="1.361cm" svg:y="6.314cm" presentation:class="outline" presentation:user-transformed="true">
          <draw:text-box>
            <text:list text:style-name="L2">
              <text:list-item>
                <text:p><text:span text:style-name="T2">1969 - <text:s/>Inital release of Unix at Bell Labs</text:span></text:p>
              </text:list-item>
              <text:list-item>
                <text:p><text:span text:style-name="T2">1970 - <text:s/>Unix was named by Brian Kernighan as UNICS (Uniplexed Information and Computer Service). No <text:s/>one remembers who came up with the final spelling UNIX</text:span></text:p>
              </text:list-item>
              <text:list-item>
                <text:p><text:span text:style-name="T2">November 3, 1971 - <text:s/>The Unix Programmers Manual was published in the “man page” format that is still in use today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reebsd" presentation:presentation-page-layout-name="AL2T1">
        <draw:frame presentation:style-name="pr4" draw:layer="layout" svg:width="24.6cm" svg:height="3.506cm" svg:x="1.4cm" svg:y="0.837cm" presentation:class="title" presentation:user-transformed="true">
          <draw:text-box>
            <text:p>And the grail appeared….<text:line-break/></text:p>
          </draw:text-box>
        </draw:frame>
        <draw:frame presentation:style-name="pr5" draw:layer="layout" svg:width="24.639cm" svg:height="12.2cm" svg:x="1.4cm" svg:y="6.2cm" presentation:class="outline" presentation:user-transformed="true">
          <draw:text-box>
            <text:list text:style-name="L2">
              <text:list-item>
                <text:p>1973 – Unix was rewritten from machine langage to C langage, in spite of common knowledge at the time that operating sytems HAVE to be in machine langage</text:p>
              </text:list-item>
              <text:list-item>
                <text:p>1975 – AT&amp;T released Unix Version 5</text:p>
              </text:list-item>
              <text:list-item>
                <text:p>1977 – BSD (Berkley System Distribution) was founded </text:p>
              </text:list-item>
              <text:list-item>
                <text:p>1978 - <text:s/>UNIX/32V released for DEC Vax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reebsd" presentation:presentation-page-layout-name="AL2T1">
        <draw:frame presentation:style-name="pr4" draw:layer="layout" svg:width="24.6cm" svg:height="3.506cm" svg:x="1.4cm" svg:y="0.837cm" presentation:class="title" presentation:user-transformed="true">
          <draw:text-box>
            <text:p>More Ancient Scrolls…..</text:p>
          </draw:text-box>
        </draw:frame>
        <draw:frame presentation:style-name="pr5" draw:layer="layout" svg:width="24.639cm" svg:height="12.18cm" svg:x="1.161cm" svg:y="5.8cm" presentation:class="outline" presentation:user-transformed="true">
          <draw:text-box>
            <text:list text:style-name="L2">
              <text:list-item>
                <text:p>1979 - <text:s/>Unix Version 7, the last version of Research Unix was released</text:p>
              </text:list-item>
              <text:list-item>
                <text:p>1980 - <text:s/>Zilog Z8000 the first commercially available microcomputer Unix by Onyx Systems</text:p>
              </text:list-item>
              <text:list-item>
                <text:p>1980 - <text:s/>Xenix released by Microsoft</text:p>
              </text:list-item>
              <text:list-item>
                <text:p>1982 - <text:s/>Unix System III with binary licences (Based on Unix Version 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And Siths come in pairs...</text:p>
          </draw:text-box>
        </draw:frame>
        <draw:frame presentation:style-name="pr5" draw:layer="layout" svg:width="24.639cm" svg:height="12.18cm" svg:x="1.361cm" svg:y="6.02cm" presentation:class="outline" presentation:user-transformed="true">
          <draw:text-box>
            <text:list text:style-name="L2">
              <text:list-item>
                <text:p>1982 - <text:s/>Sun Microsystems founded by Bill Joy and created Sun OS, based on Unix</text:p>
              </text:list-item>
              <text:list-item>
                <text:p>1983 - <text:s/>Santa Cruz Operation (SCO) was founded and ported Xenix to the 8086 processor</text:p>
              </text:list-item>
              <text:list-item>
                <text:p>1983 – System V by Computer Research Group, Unix System Group and another group merge to become Unix System Development lab. <text:s/>45000 computers in the install 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<text:s text:c="4"/>In A Galaxy Far, Far, Away..</text:p>
          </draw:text-box>
        </draw:frame>
        <draw:frame presentation:style-name="pr5" draw:layer="layout" svg:width="24.639cm" svg:height="12.18cm" svg:x="1.361cm" svg:y="6cm" presentation:class="outline" presentation:user-transformed="true">
          <draw:text-box>
            <text:list text:style-name="L2">
              <text:list-item>
                <text:p>1984 – U of Berkley released 4.2BSD including tcp/ip and X/open formed</text:p>
              </text:list-item>
              <text:list-item>
                <text:p>1984 – System V v2 released. <text:s/>There are 100,000 Unix systems worldwide</text:p>
              </text:list-item>
              <text:list-item>
                <text:p>1986 – 4.3BSD released including Internet Name Server, and NFS</text:p>
              </text:list-item>
              <text:list-item>
                <text:p>1986 – IBM announces AIX</text:p>
              </text:list-item>
              <text:list-item>
                <text:p>1987 – Minix 1.x was relea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they traveled from afar...</text:p>
          </draw:text-box>
        </draw:frame>
        <draw:frame presentation:style-name="pr5" draw:layer="layout" svg:width="24.639cm" svg:height="12.18cm" svg:x="1.4cm" svg:y="6.42cm" presentation:class="outline" presentation:user-transformed="true">
          <draw:text-box>
            <text:list text:style-name="L2">
              <text:list-item>
                <text:p>1988 – The first full release of NextStep / OpenStep which used a unix mach kernel, along with other BSD code</text:p>
              </text:list-item>
              <text:list-item>
                <text:p>1991 – Linus Torvalds starts Linux with the famous <text:span text:style-name="T3">Usenet post about his kernel</text:span></text:p>
              </text:list-item>
              <text:list-item>
                <text:p><text:span text:style-name="T3">1992 – Unix System Laboratories sued Berkley System Distribution over intellectual property infringemen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Then became the Jedi…</text:p>
          </draw:text-box>
        </draw:frame>
        <draw:frame presentation:style-name="pr5" draw:layer="layout" svg:width="24.639cm" svg:height="12.18cm" svg:x="1.2cm" svg:y="6.22cm" presentation:class="outline" presentation:user-transformed="true">
          <draw:text-box>
            <text:list text:style-name="L2">
              <text:list-item>
                <text:p><text:span text:style-name="T3">1993 – FreeBSD and NetBSD both started and derived from 4.3BSD</text:span></text:p>
              </text:list-item>
              <text:list-item>
                <text:p><text:span text:style-name="T3">1994 – 4.4BSD released in both Lite and Encumbered versions due to lawsuit</text:span></text:p>
              </text:list-item>
              <text:list-item>
                <text:p><text:span text:style-name="T3">1995 – The last version of NeXtStep, version 3.3 released</text:span></text:p>
              </text:list-item>
              <text:list-item>
                <text:p><text:span text:style-name="T3">1997 – Minix 2.x, IRIX 6.4, AIX 4.3, and HP-UX 11 all shipped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The more things change...</text:p>
          </draw:text-box>
        </draw:frame>
        <draw:frame presentation:style-name="pr5" draw:layer="layout" svg:width="24.639cm" svg:height="12.18cm" svg:x="1.4cm" svg:y="6.22cm" presentation:class="outline" presentation:user-transformed="true">
          <draw:text-box>
            <text:list text:style-name="L2">
              <text:list-item>
                <text:p>1998 – Unix 98 brand was created by the Open Group with products by Sun, IBM and NCR</text:p>
              </text:list-item>
              <text:list-item>
                <text:p>1999 – Mac OS X server released</text:p>
              </text:list-item>
              <text:list-item>
                <text:p>1999 – Linux Kernel 2.2 released and the first LinuxWorld Conference</text:p>
              </text:list-item>
              <text:list-item>
                <text:p>1999 – Unix is 30yo, and Tru64 Unix shipp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Then it was dark times...</text:p>
          </draw:text-box>
        </draw:frame>
        <draw:frame presentation:style-name="pr5" draw:layer="layout" svg:width="24.639cm" svg:height="12.18cm" svg:x="1.361cm" svg:y="6.2cm" presentation:class="outline" presentation:user-transformed="true">
          <draw:text-box>
            <text:list text:style-name="L2">
              <text:list-item>
                <text:p>2000 – SCO as a company and a product was sold, and Novell bought it</text:p>
              </text:list-item>
              <text:list-item>
                <text:p>2003 – Novell spun off SCO with an evil person running it and SCO became the most hated computer company in history with lawsuits against ALL Linux users</text:p>
              </text:list-item>
              <text:list-item>
                <text:p>2003 – Solaris 9.0 shipped, and Linux Kernel 2.6 was released by Linus Torva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then there was light..</text:p>
          </draw:text-box>
        </draw:frame>
        <draw:frame presentation:style-name="pr5" draw:layer="layout" svg:width="24.639cm" svg:height="12.18cm" svg:x="1.4cm" svg:y="6.2cm" presentation:class="outline" presentation:user-transformed="true">
          <draw:text-box>
            <text:list text:style-name="L2">
              <text:list-item>
                <text:p>2005 – Minix 3.1.0 released</text:p>
              </text:list-item>
              <text:list-item>
                <text:p>2007 – Judge ruled against SCO</text:p>
              </text:list-item>
              <text:list-item>
                <text:p>2007 – Mac OS X was certified Unix 3</text:p>
              </text:list-item>
              <text:list-item>
                <text:p>2009 – SCO jury trial for SCO vs Novell</text:p>
              </text:list-item>
              <text:list-item>
                <text:p>2010 – Jury found unamiously that Novell owned Unix / Unixware NOT SCO</text:p>
              </text:list-item>
              <text:list-item>
                <text:p>2010 – Oracle buys Sun and rapidly destroys i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And life is good now….</text:p>
          </draw:text-box>
        </draw:frame>
        <draw:frame presentation:style-name="pr5" draw:layer="layout" svg:width="24.639cm" svg:height="9.6cm" svg:x="1.4cm" svg:y="7cm" presentation:class="outline" presentation:user-transformed="true">
          <draw:text-box>
            <text:list text:style-name="L2">
              <text:list-item>
                <text:p>2010 – Unix on the desktop, 50 million computers running Mac OS X on the desktop</text:p>
              </text:list-item>
              <text:list-item>
                <text:p>TODAY – to much happening in the *nix world to list them all. <text:s/>BSD is still vibrant and viable, even though Linux gets all the publicity and most of the money from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BSD History Timeline</text:p>
          </draw:text-box>
        </draw:frame>
        <draw:frame presentation:style-name="pr5" draw:layer="layout" svg:width="24.639cm" svg:height="12.18cm" svg:x="1.4cm" svg:y="6.62cm" presentation:class="outline" presentation:user-transformed="true">
          <draw:text-box>
            <text:list text:style-name="L2">
              <text:list-item>
                <text:p>1986 – 4.3BSD moved away from VAX and towards portability</text:p>
              </text:list-item>
              <text:list-item>
                <text:p>1989 – June of that year saw the release of NET/1 and was freely distributible under BSD licence</text:p>
              </text:list-item>
              <text:list-item>
                <text:p>1991 – June saw the release of NET/2 with all AT&amp;T code remov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reebsd" presentation:presentation-page-layout-name="AL2T1">
        <draw:frame presentation:style-name="pr4" draw:layer="layout" svg:width="24.6cm" svg:height="3.506cm" svg:x="1.4cm" svg:y="0.837cm" presentation:class="title">
          <draw:text-box>
            <text:p>BSD History Timeline (con’t)</text:p>
          </draw:text-box>
        </draw:frame>
        <draw:frame presentation:style-name="pr5" draw:layer="layout" svg:width="24.639cm" svg:height="12.18cm" svg:x="1.4cm" svg:y="6.22cm" presentation:class="outline" presentation:user-transformed="true">
          <draw:text-box>
            <text:list text:style-name="L2">
              <text:list-item>
                <text:p>1993 – FreeBSD forked from traditional BSD</text:p>
              </text:list-item>
              <text:list-item>
                <text:p>1993 – NetBSD forked from traditional BSD</text:p>
              </text:list-item>
              <text:list-item>
                <text:p>1995 – Last ever release of BSD, 4.4-Lite2</text:p>
              </text:list-item>
              <text:list-item>
                <text:p>1995 – OpenBSD forked from NetBSD</text:p>
              </text:list-item>
              <text:list-item>
                <text:p>2003 – DragonFly BSD forked from FreeBSD 4.1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FreeBSD Free Products</text:p>
          </draw:text-box>
        </draw:frame>
        <draw:frame presentation:style-name="pr5" draw:layer="layout" svg:width="12.023cm" svg:height="12.18cm" svg:x="1.377cm" svg:y="6.2cm" presentation:class="outline" presentation:user-transformed="true">
          <draw:text-box>
            <text:list text:style-name="L2">
              <text:list-item>
                <text:p>Darwin</text:p>
              </text:list-item>
              <text:list-item>
                <text:p>DesktopBSD</text:p>
              </text:list-item>
              <text:list-item>
                <text:p>DragonFly BSD</text:p>
              </text:list-item>
              <text:list-item>
                <text:p>FreeSBIE</text:p>
              </text:list-item>
              <text:list-item>
                <text:p>GhostBSD</text:p>
              </text:list-item>
              <text:list-item>
                <text:p>TrueNAS</text:p>
              </text:list-item>
              <text:list-item>
                <text:p>FreeNAS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TrueOS</text:p>
              </text:list-item>
              <text:list-item>
                <text:p>MidnightBSD</text:p>
              </text:list-item>
              <text:list-item>
                <text:p>M0n0wall</text:p>
              </text:list-item>
              <text:list-item>
                <text:p>OPNSense</text:p>
              </text:list-item>
              <text:list-item>
                <text:p>pfSense</text:p>
              </text:list-item>
              <text:list-item>
                <text:p>NAS4Free</text:p>
              </text:list-item>
              <text:list-item>
                <text:p>Clone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Various BSD O/S</text:p>
          </draw:text-box>
        </draw:frame>
        <draw:frame presentation:style-name="pr5" draw:layer="layout" svg:width="12.023cm" svg:height="12.18cm" svg:x="1.2cm" svg:y="6.2cm" presentation:class="outline" presentation:user-transformed="true">
          <draw:text-box>
            <text:list text:style-name="L2">
              <text:list-item>
                <text:p>1982 – SunOS</text:p>
              </text:list-item>
              <text:list-item>
                <text:p>1984 – Ultrix</text:p>
              </text:list-item>
              <text:list-item>
                <text:p>1988 – RISCiX</text:p>
              </text:list-item>
              <text:list-item>
                <text:p>1992 – 386BSD</text:p>
              </text:list-item>
              <text:list-item>
                <text:p>1993 – True64 Unix</text:p>
              </text:list-item>
              <text:list-item>
                <text:p>1993 – BSD/OS(386)</text:p>
              </text:list-item>
              <text:list-item>
                <text:p>1993 – FreeBSD</text:p>
              </text:list-item>
              <text:list-item>
                <text:p>1993 - NetBSD</text:p>
              </text:list-item>
            </text:list>
          </draw:text-box>
        </draw:frame>
        <draw:frame presentation:style-name="pr5" draw:layer="layout" svg:width="12.023cm" svg:height="12.18cm" svg:x="14.025cm" svg:y="6.22cm" presentation:class="outline" presentation:user-transformed="true">
          <draw:text-box>
            <text:list text:style-name="L2">
              <text:list-item>
                <text:p>1996 – OpenBSD</text:p>
              </text:list-item>
              <text:list-item>
                <text:p>1998 – JunOS</text:p>
              </text:list-item>
              <text:list-item>
                <text:p>2001 – Darwin</text:p>
              </text:list-item>
              <text:list-item>
                <text:p>2001 – macOS</text:p>
              </text:list-item>
              <text:list-item>
                <text:p>2002 – m0n0wall</text:p>
              </text:list-item>
              <text:list-item>
                <text:p>2004 – DragonFly BSD</text:p>
              </text:list-item>
              <text:list-item>
                <text:p>2004 – BSDevi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BSD O/S con’t</text:p>
          </draw:text-box>
        </draw:frame>
        <draw:frame presentation:style-name="pr5" draw:layer="layout" svg:width="12.023cm" svg:height="12.18cm" svg:x="1.4cm" svg:y="6cm" presentation:class="outline" presentation:user-transformed="true">
          <draw:text-box>
            <text:list text:style-name="L2">
              <text:list-item>
                <text:p>2005 – DesktopBSD</text:p>
              </text:list-item>
              <text:list-item>
                <text:p>2005 – FreeNAS</text:p>
              </text:list-item>
              <text:list-item>
                <text:p>2006 – CellOS</text:p>
              </text:list-item>
              <text:list-item>
                <text:p>2006 – pfSense</text:p>
              </text:list-item>
              <text:list-item>
                <text:p>2006 – TrueOS(PC-BSD)</text:p>
              </text:list-item>
              <text:list-item>
                <text:p>2007 – iOS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2007 – Midnight BSD</text:p>
              </text:list-item>
              <text:list-item>
                <text:p>2007 – NAS4Free</text:p>
              </text:list-item>
              <text:list-item>
                <text:p>2009 – GhostBSD</text:p>
              </text:list-item>
              <text:list-item>
                <text:p>2013 – Oribis OS (playstation 4 OS)</text:p>
              </text:list-item>
              <text:list-item>
                <text:p>2014 – Hardened 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6cm" presentation:class="outline" presentation:user-transformed="true">
          <draw:text-box>
            <text:list text:style-name="L2">
              <text:list-item>
                <text:p>MacOS</text:p>
              </text:list-item>
              <text:list-item>
                <text:p>iOS</text:p>
              </text:list-item>
              <text:list-item>
                <text:p>Blue Coat Systems</text:p>
              </text:list-item>
              <text:list-item>
                <text:p>Borderware</text:p>
              </text:list-item>
              <text:list-item>
                <text:p>Checkpoint IPSO</text:p>
              </text:list-item>
              <text:list-item>
                <text:p>Citrix Systems NetScalar</text:p>
              </text:list-item>
            </text:list>
          </draw:text-box>
        </draw:frame>
        <draw:frame presentation:style-name="pr5" draw:layer="layout" svg:width="12.023cm" svg:height="12.18cm" svg:x="14.025cm" svg:y="5.82cm" presentation:class="outline" presentation:user-transformed="true">
          <draw:text-box>
            <text:list text:style-name="L2">
              <text:list-item>
                <text:p>Comp VPN Gateways</text:p>
              </text:list-item>
              <text:list-item>
                <text:p>Coyote Point Load Balancers</text:p>
              </text:list-item>
              <text:list-item>
                <text:p>Dell Compellent Storage Systems</text:p>
              </text:list-item>
              <text:list-item>
                <text:p>Halon SMTP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377cm" svg:y="5.6cm" presentation:class="outline" presentation:user-transformed="true">
          <draw:text-box>
            <text:list text:style-name="L2">
              <text:list-item>
                <text:p text:style-name="P5">Hobnob Wireless WAN</text:p>
              </text:list-item>
              <text:list-item>
                <text:p text:style-name="P5">IronPort AsyncOS</text:p>
              </text:list-item>
              <text:list-item>
                <text:p text:style-name="P5">Isilon Systemns OneFS Clustered Storage</text:p>
              </text:list-item>
              <text:list-item>
                <text:p>Juniper Networks JunOS</text:p>
              </text:list-item>
            </text:list>
          </draw:text-box>
        </draw:frame>
        <draw:frame presentation:style-name="pr5" draw:layer="layout" svg:width="12.023cm" svg:height="12.18cm" svg:x="13.977cm" svg:y="5.6cm" presentation:class="outline" presentation:user-transformed="true">
          <draw:text-box>
            <text:list text:style-name="L2">
              <text:list-item>
                <text:p>KACE Networks Kbox Appliances</text:p>
              </text:list-item>
              <text:list-item>
                <text:p>McAfee SecurOS (aka sidewinder)</text:p>
              </text:list-item>
              <text:list-item>
                <text:p>NetApp Filers</text:p>
              </text:list-item>
              <text:list-item>
                <text:p>Netflix Open Connect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5.8cm" presentation:class="outline" presentation:user-transformed="true">
          <draw:text-box>
            <text:list text:style-name="L2">
              <text:list-item>
                <text:p>Panasas parallel network storage</text:p>
              </text:list-item>
              <text:list-item>
                <text:p>Panasonic Viera TVs</text:p>
              </text:list-item>
              <text:list-item>
                <text:p>QNAP QES O/S</text:p>
              </text:list-item>
              <text:list-item>
                <text:p>Sandvines network control products</text:p>
              </text:list-item>
              <text:list-item>
                <text:p>Silicon Graphics Disk Arrays</text:p>
              </text:list-item>
            </text:list>
          </draw:text-box>
        </draw:frame>
        <draw:frame presentation:style-name="pr5" draw:layer="layout" svg:width="12.023cm" svg:height="12.18cm" svg:x="14.025cm" svg:y="5.8cm" presentation:class="outline" presentation:user-transformed="true">
          <draw:text-box>
            <text:list text:style-name="L2">
              <text:list-item>
                <text:p>Surgate Labs Mail Gateway</text:p>
              </text:list-item>
              <text:list-item>
                <text:p text:style-name="P5">Sony Computer Entertainment</text:p>
              </text:list-item>
              <text:list-item>
                <text:p text:style-name="P5">Sophos Email Appliance</text:p>
              </text:list-item>
              <text:list-item>
                <text:p>Spectra Logic Backup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6.02cm" presentation:class="outline" presentation:user-transformed="true">
          <draw:text-box>
            <text:list text:style-name="L2">
              <text:list-item>
                <text:p>Symmetricom Timing Solutions</text:p>
              </text:list-item>
              <text:list-item>
                <text:p>The Weather Channel’s IntelliStar forecast computer</text:p>
              </text:list-item>
              <text:list-item>
                <text:p>Wheel Systems Fudo and Lynx Security Appliances</text:p>
              </text:list-item>
            </text:list>
          </draw:text-box>
        </draw:frame>
        <draw:frame presentation:style-name="pr5" draw:layer="layout" svg:width="12.023cm" svg:height="12.18cm" svg:x="13.977cm" svg:y="6.2cm" presentation:class="outline" presentation:user-transformed="true">
          <draw:text-box>
            <text:list text:style-name="L2">
              <text:list-item>
                <text:p>Xinuos OpenServer 10</text:p>
              </text:list-item>
              <text:list-item>
                <text:p>Many others that do not publicly list FreeBSD as being used 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OpenBSD Products</text:p>
          </draw:text-box>
        </draw:frame>
        <draw:frame presentation:style-name="pr5" draw:layer="layout" svg:width="12.023cm" svg:height="12.18cm" svg:x="1.377cm" svg:y="6cm" presentation:class="outline" presentation:user-transformed="true">
          <draw:text-box>
            <text:list text:style-name="L2">
              <text:list-item>
                <text:p>ePipe by Stallion Technologies</text:p>
              </text:list-item>
              <text:list-item>
                <text:p>nCircle Network Security</text:p>
              </text:list-item>
              <text:list-item>
                <text:p>RTMX a version of OpenBSD O/S</text:p>
              </text:list-item>
              <text:list-item>
                <text:p>Syscall Network Solutions Net Sec Appliance</text:p>
              </text:list-item>
            </text:list>
          </draw:text-box>
        </draw:frame>
        <draw:frame presentation:style-name="pr5" draw:layer="layout" svg:width="12.023cm" svg:height="12.18cm" svg:x="13.8cm" svg:y="6cm" presentation:class="outline" presentation:user-transformed="true">
          <draw:text-box>
            <text:list text:style-name="L2">
              <text:list-item>
                <text:p>RedHat’s Stronghold Secure Web Server</text:p>
              </text:list-item>
              <text:list-item>
                <text:p>PowerCrypt by GTGI</text:p>
              </text:list-item>
              <text:list-item>
                <text:p>Open Sound System by 4Front</text:p>
              </text:list-item>
              <text:list-item>
                <text:p>Core Systems InSite WE Statistics</text:p>
              </text:list-item>
              <text:list-item>
                <text:p>Software2Go Motif development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reebsd" presentation:presentation-page-layout-name="AL3T3">
        <draw:frame presentation:style-name="pr1" draw:layer="layout" svg:width="24.6cm" svg:height="3.506cm" svg:x="1.4cm" svg:y="0.837cm" presentation:class="title">
          <draw:text-box>
            <text:p>More OpenBSD Products</text:p>
          </draw:text-box>
        </draw:frame>
        <draw:frame presentation:style-name="pr5" draw:layer="layout" svg:width="12.023cm" svg:height="12.18cm" svg:x="1.4cm" svg:y="6cm" presentation:class="outline" presentation:user-transformed="true">
          <draw:text-box>
            <text:list text:style-name="L2">
              <text:list-item>
                <text:p>Zeus Web Server</text:p>
              </text:list-item>
              <text:list-item>
                <text:p>Apple OS X uses PF</text:p>
              </text:list-item>
              <text:list-item>
                <text:p>OpenSSH is used in almost all systems</text:p>
              </text:list-item>
              <text:list-item>
                <text:p>Genua IT Security Firewalls</text:p>
              </text:list-item>
              <text:list-item>
                <text:p>Fox-IT Government Sec and intell systems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Esdenera Networks security technologies</text:p>
              </text:list-item>
              <text:list-item>
                <text:p>Capyptix Security Firewalls for SMB networks</text:p>
              </text:list-item>
              <text:list-item>
                <text:p>M:Tier thin clients</text:p>
              </text:list-item>
              <text:list-item>
                <text:p>Mercedes Ben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NetBSD Software Products</text:p>
          </draw:text-box>
        </draw:frame>
        <draw:frame presentation:style-name="pr5" draw:layer="layout" svg:width="12.023cm" svg:height="12.18cm" svg:x="1.377cm" svg:y="6.2cm" presentation:class="outline" presentation:user-transformed="true">
          <draw:text-box>
            <text:list text:style-name="L2">
              <text:list-item>
                <text:p>Apple’s Darwin</text:p>
              </text:list-item>
              <text:list-item>
                <text:p>Arcapos Point-of-sale and Infokiosks</text:p>
              </text:list-item>
              <text:list-item>
                <text:p>Castle Tech ltd : USB software and network stack</text:p>
              </text:list-item>
              <text:list-item>
                <text:p>CentreCOM WR54-ID</text:p>
              </text:list-item>
            </text:list>
          </draw:text-box>
        </draw:frame>
        <draw:frame presentation:style-name="pr5" draw:layer="layout" svg:width="12.023cm" svg:height="12.18cm" svg:x="13.8cm" svg:y="6.02cm" presentation:class="outline" presentation:user-transformed="true">
          <draw:text-box>
            <text:list text:style-name="L2">
              <text:list-item>
                <text:p>Champaign-Urbana Community Wireless Network</text:p>
              </text:list-item>
              <text:list-item>
                <text:p>FSMLabs RTCore/BSD</text:p>
              </text:list-item>
              <text:list-item>
                <text:p>Fdgw</text:p>
              </text:list-item>
              <text:list-item>
                <text:p>Ghost for Unix</text:p>
              </text:list-item>
              <text:list-item>
                <text:p>NetBSD/i386 Firew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More NetBSD products</text:p>
          </draw:text-box>
        </draw:frame>
        <draw:frame presentation:style-name="pr5" draw:layer="layout" svg:width="12.023cm" svg:height="12.18cm" svg:x="1.2cm" svg:y="6.02cm" presentation:class="outline" presentation:user-transformed="true">
          <draw:text-box>
            <text:list text:style-name="L2">
              <text:list-item>
                <text:p>NetBSD Live ! CD</text:p>
              </text:list-item>
              <text:list-item>
                <text:p>Precedence Technologies NetManager and ThinIT</text:p>
              </text:list-item>
              <text:list-item>
                <text:p>SEIL Routing Software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WifiBSD</text:p>
              </text:list-item>
              <text:list-item>
                <text:p>Wasabi Storage Builder64</text:p>
              </text:list-item>
              <text:list-item>
                <text:p>QNX</text:p>
              </text:list-item>
              <text:list-item>
                <text:p>The OSK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NetBSD Hardware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Avocent SwitchView IP KVM</text:p>
              </text:list-item>
              <text:list-item>
                <text:p>Broadcom Corp – BCM91250A Eval Board</text:p>
              </text:list-item>
              <text:list-item>
                <text:p>Brocade Rhapsody Switch</text:p>
              </text:list-item>
              <text:list-item>
                <text:p>DYNARC optical IP network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imtec Electronics – CATS ATX 233 Mhz StrongARM mobo</text:p>
              </text:list-item>
              <text:list-item>
                <text:p>Endgadget – Palm sized NEC WNX Server</text:p>
              </text:list-item>
              <text:list-item>
                <text:p>EZF-1500E development kit for embedded fingerprint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More NetBSD hardware</text:p>
          </draw:text-box>
        </draw:frame>
        <draw:frame presentation:style-name="pr5" draw:layer="layout" svg:width="12.023cm" svg:height="12.18cm" svg:x="1.2cm" svg:y="5.82cm" presentation:class="outline" presentation:user-transformed="true">
          <draw:text-box>
            <text:list text:style-name="L2">
              <text:list-item>
                <text:p>Force10 Networks</text:p>
              </text:list-item>
              <text:list-item>
                <text:p>Liberouter</text:p>
              </text:list-item>
              <text:list-item>
                <text:p>Ricoh Printers</text:p>
              </text:list-item>
              <text:list-item>
                <text:p>SEIL Series light weight routers for 128k/T1/DSL/ATM connections</text:p>
              </text:list-item>
              <text:list-item>
                <text:p>SEIL/X Series high performance routers for gigabit</text:p>
              </text:list-item>
            </text:list>
          </draw:text-box>
        </draw:frame>
        <draw:frame presentation:style-name="pr5" draw:layer="layout" svg:width="12.023cm" svg:height="12.18cm" svg:x="13.977cm" svg:y="5.82cm" presentation:class="outline" presentation:user-transformed="true">
          <draw:text-box>
            <text:list text:style-name="L2">
              <text:list-item>
                <text:p>SGI ViewRanger</text:p>
              </text:list-item>
              <text:list-item>
                <text:p>SiNic ‘router on a card’</text:p>
              </text:list-item>
              <text:list-item>
                <text:p>Speecys ‘Humanoid Robotics Technology’</text:p>
              </text:list-item>
              <text:list-item>
                <text:p>MmEye ‘multifunction multimedia server’</text:p>
              </text:list-item>
              <text:list-item>
                <text:p>Panasonic BL-C10 and KX-TGP550 (camera and ph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377cm" svg:y="5.8cm" presentation:class="outline" presentation:user-transformed="true">
          <draw:text-box>
            <text:list text:style-name="L2">
              <text:list-header>
                <text:p text:style-name="P7">BSD </text:p>
              </text:list-header>
              <text:list-item>
                <text:p>BSD is a full operating system</text:p>
              </text:list-item>
              <text:list-item>
                <text:p>Installing port or pkg will never break base </text:p>
              </text:list-item>
              <text:list-item>
                <text:p>BSD Board of Directors<text:tab/></text:p>
              </text:list-item>
            </text:list>
          </draw:text-box>
        </draw:frame>
        <draw:frame presentation:style-name="pr5" draw:layer="layout" svg:width="12.023cm" svg:height="12.18cm" svg:x="13.777cm" svg:y="5.82cm" presentation:class="outline" presentation:user-transformed="true">
          <draw:text-box>
            <text:list text:style-name="L2">
              <text:list-header>
                <text:p text:style-name="P7">Linux </text:p>
              </text:list-header>
              <text:list-item>
                <text:p>Linux is just a kernel</text:p>
              </text:list-item>
              <text:list-item>
                <text:p>Install a package can break base system</text:p>
              </text:list-item>
              <text:list-item>
                <text:p>Linux kernel is owned by Linus Torvalds (the dictato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reebsd" presentation:presentation-page-layout-name="AL3T3"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2cm" svg:y="6.22cm" presentation:class="outline" presentation:user-transformed="true">
          <draw:text-box>
            <text:list text:style-name="L2">
              <text:list-header>
                <text:p text:style-name="P7">BSD </text:p>
              </text:list-header>
              <text:list-item>
                <text:p>There are 3 major strains of BSD with some variants</text:p>
              </text:list-item>
              <text:list-item>
                <text:p>All funded by user supported donations, including some companies.</text:p>
              </text:list-item>
              <text:list-item>
                <text:p>BSD License</text:p>
              </text:list-item>
              <text:list-item>
                <text:p>Per distrowatch, Freebsd is the most downloaded at 22nd for the last 6 months<text:tab/></text:p>
              </text:list-item>
            </text:list>
          </draw:text-box>
        </draw:frame>
        <draw:frame presentation:style-name="pr5" draw:layer="layout" svg:width="12.023cm" svg:height="12.18cm" svg:x="14.025cm" svg:y="6.22cm" presentation:class="outline" presentation:user-transformed="true">
          <draw:text-box>
            <text:list text:style-name="L2">
              <text:list-header>
                <text:p text:style-name="P7">Linux </text:p>
              </text:list-header>
              <text:list-item>
                <text:p>DistroWatch shows well over a 100 Linux distros</text:p>
              </text:list-item>
              <text:list-item>
                <text:p>IBM alone poured a ton of money into Linux</text:p>
              </text:list-item>
              <text:list-item>
                <text:p>GPL + ???? licences</text:p>
              </text:list-item>
              <text:list-item>
                <text:p>More users and downloads for probably the top 2 linux downloads than all bsds comb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reebsd" presentation:presentation-page-layout-name="AL2T1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Why BSD Rules ?</text:p>
          </draw:text-box>
        </draw:frame>
        <draw:frame presentation:style-name="pr5" draw:layer="layout" svg:width="24.639cm" svg:height="12.18cm" svg:x="1.4cm" svg:y="6.42cm" presentation:class="outline" presentation:user-transformed="true">
          <draw:text-box>
            <text:list text:style-name="L2">
              <text:list-item>
                <text:p>Linus is a dictator </text:p>
              </text:list-item>
              <text:list-item>
                <text:p>Beastie is cool !!</text:p>
              </text:list-item>
              <text:list-item>
                <text:p>BSD License even though Richard Stallman hates it and talks trash about it repeatedly</text:p>
              </text:list-item>
              <text:list-item>
                <text:p>Stable base system</text:p>
              </text:list-item>
              <text:list-item>
                <text:p>NO systemd !!!! <text:s/>any dumb questions on that one ?</text:p>
              </text:list-item>
              <text:list-item>
                <text:p>The Community, The Community, The Community !!!!!!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12" draw:display-name="Gradient 12" draw:style="linear" draw:start-color="#7e0021" draw:end-color="#dc2300" draw:start-intensity="100%" draw:end-intensity="100%" draw:angle="0" draw:border="0%"/>
    <draw:gradient draw:name="Gradient_20_14" draw:display-name="Gradient 14" draw:style="linear" draw:start-color="#dc2300" draw:end-color="#7e0021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ebsd-background" style:family="presentation">
      <style:graphic-properties draw:stroke="none" draw:fill="none"/>
      <style:text-properties style:letter-kerning="true"/>
    </style:style>
    <style:style style:name="freebs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bs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bsd-outline1" style:family="presentation">
      <style:graphic-properties draw:stroke="none" draw:fill="none" draw:auto-grow-height="false" draw:fit-to-size="shrink-to-fit" style:shrink-to-fit="true">
        <text:list-style style:name="freebs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outline2" style:family="presentation" style:parent-style-name="freebsd-outline1">
      <style:paragraph-properties fo:margin-top="0cm" fo:margin-bottom="0.4cm"/>
      <style:text-properties fo:font-size="28pt" style:font-size-asian="28pt" style:font-size-complex="28pt"/>
    </style:style>
    <style:style style:name="freebsd-outline3" style:family="presentation" style:parent-style-name="freebsd-outline2">
      <style:paragraph-properties fo:margin-top="0cm" fo:margin-bottom="0.3cm"/>
      <style:text-properties fo:font-size="24pt" style:font-size-asian="24pt" style:font-size-complex="24pt"/>
    </style:style>
    <style:style style:name="freebsd-outline4" style:family="presentation" style:parent-style-name="freebsd-outline3">
      <style:paragraph-properties fo:margin-top="0cm" fo:margin-bottom="0.2cm"/>
      <style:text-properties fo:font-size="20pt" style:font-size-asian="20pt" style:font-size-complex="20pt"/>
    </style:style>
    <style:style style:name="freebsd-outline5" style:family="presentation" style:parent-style-name="freebsd-outline4">
      <style:paragraph-properties fo:margin-top="0cm" fo:margin-bottom="0.1cm"/>
      <style:text-properties fo:font-size="20pt" style:font-size-asian="20pt" style:font-size-complex="20pt"/>
    </style:style>
    <style:style style:name="freebsd-outline6" style:family="presentation" style:parent-style-name="freebsd-outline5">
      <style:paragraph-properties fo:margin-top="0cm" fo:margin-bottom="0.1cm"/>
      <style:text-properties fo:font-size="20pt" style:font-size-asian="20pt" style:font-size-complex="20pt"/>
    </style:style>
    <style:style style:name="freebsd-outline7" style:family="presentation" style:parent-style-name="freebsd-outline6">
      <style:paragraph-properties fo:margin-top="0cm" fo:margin-bottom="0.1cm"/>
      <style:text-properties fo:font-size="20pt" style:font-size-asian="20pt" style:font-size-complex="20pt"/>
    </style:style>
    <style:style style:name="freebsd-outline8" style:family="presentation" style:parent-style-name="freebsd-outline7">
      <style:paragraph-properties fo:margin-top="0cm" fo:margin-bottom="0.1cm"/>
      <style:text-properties fo:font-size="20pt" style:font-size-asian="20pt" style:font-size-complex="20pt"/>
    </style:style>
    <style:style style:name="freebsd-outline9" style:family="presentation" style:parent-style-name="freebsd-outline8">
      <style:paragraph-properties fo:margin-top="0cm" fo:margin-bottom="0.1cm"/>
      <style:text-properties fo:font-size="20pt" style:font-size-asian="20pt" style:font-size-complex="20pt"/>
    </style:style>
    <style:style style:name="freebsd-subtitle" style:family="presentation">
      <style:graphic-properties draw:stroke="none" draw:fill="none" draw:textarea-vertical-align="middle">
        <text:list-style style:name="freebs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title" style:family="presentation">
      <style:graphic-properties draw:stroke="none" draw:fill="none" draw:fill-image-width="0cm" draw:fill-image-height="0cm" draw:textarea-vertical-align="middle">
        <text:list-style style:name="freebs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bsd-backgroundobjects">
      <style:graphic-properties draw:fill="gradient" draw:fill-gradient-name="Gradient_20_14" draw:textarea-vertical-align="middle" draw:auto-grow-height="false"/>
    </style:style>
    <style:style style:name="Mpr2" style:family="presentation" style:parent-style-name="freebsd-backgroundobjects">
      <style:graphic-properties draw:fill="gradient" draw:fill-gradient-name="Gradient_20_12" draw:textarea-vertical-align="middle" draw:auto-grow-height="false"/>
    </style:style>
    <style:style style:name="Mpr3" style:family="presentation" style:parent-style-name="freebsd-backgroundobjects">
      <style:graphic-properties draw:stroke="none" draw:fill="none" draw:fill-color="#ffffff" draw:auto-grow-height="false" fo:min-height="1.449cm"/>
    </style:style>
    <style:style style:name="Mpr4" style:family="presentation" style:parent-style-name="freebsd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bs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4"/>
      <style:paragraph-properties fo:text-align="center"/>
      <style:text-properties fo:color="#ffffff" fo:font-size="24pt" style:font-size-asian="24pt" style:font-size-complex="24pt"/>
    </style:style>
    <style:style style:name="MP6" style:family="paragraph">
      <loext:graphic-properties draw:fill="gradient" draw:fill-gradient-name="Gradient_20_12"/>
      <style:paragraph-properties fo:text-align="center"/>
    </style:style>
    <style:style style:name="MP7" style:family="paragraph"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9" style:family="paragraph">
      <style:paragraph-properties fo:text-align="center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1" style:family="paragraph">
      <style:paragraph-properties fo:text-align="end"/>
      <style:text-properties fo:color="#fffff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reebsd" style:page-layout-name="PM1" draw:style-name="Mdp1">
      <draw:custom-shape presentation:style-name="Mpr1" draw:text-style-name="MP5" draw:layer="backgroundobjects" svg:width="28cm" svg:height="1.8cm" svg:x="0cm" svg:y="19.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8cm" svg:x="0cm" svg:y="0cm">
        <text:p/>
        <draw:enhanced-geometry svg:viewBox="0 0 21600 21600" draw:type="rectangle" draw:enhanced-path="M 0 0 L 21600 0 21600 21600 0 21600 0 0 Z N"/>
      </draw:custom-shape>
      <draw:frame presentation:style-name="freebsd-title" draw:layer="backgroundobjects" svg:width="24.6cm" svg:height="3.506cm" svg:x="1.4cm" svg:y="0.837cm" presentation:class="title" presentation:placeholder="true">
        <draw:text-box/>
      </draw:frame>
      <draw:frame presentation:style-name="freebsd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8" draw:layer="backgroundobjects" svg:width="6.523cm" svg:height="0.979cm" svg:x="1.4cm" svg:y="19.6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0.979cm" svg:x="9.576cm" svg:y="19.6cm" presentation:class="footer">
        <draw:text-box>
          <text:p text:style-name="MP9"><text:span text:style-name="MT2"><presentation:footer/></text:span></text:p>
        </draw:text-box>
      </draw:frame>
      <draw:frame presentation:style-name="Mpr3" draw:text-style-name="MP12" draw:layer="backgroundobjects" svg:width="6.523cm" svg:height="0.979cm" svg:x="20.076cm" svg:y="19.6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.48cm" svg:height="3.42cm" svg:x="1.4cm" svg:y="0.837cm">
        <draw:image xlink:href="Pictures/10000201000000B2000000AFCA74342FBE93BBF6.png" xlink:type="simple" xlink:show="embed" xlink:actuate="onLoad">
          <text:p/>
        </draw:image>
      </draw:frame>
      <presentation:notes style:page-layout-name="PM0">
        <draw:page-thumbnail presentation:style-name="freebsd-title" draw:layer="backgroundobjects" svg:width="13.968cm" svg:height="10.476cm" svg:x="3.81cm" svg:y="2.123cm" presentation:class="page"/>
        <draw:frame presentation:style-name="freebs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21:08:31.856002502</meta:creation-date>
    <meta:editing-duration>PT50M57S</meta:editing-duration>
    <meta:editing-cycles>9</meta:editing-cycles>
    <meta:generator>LibreOffice/6.0.5.2$FreeBSD_X86_64 LibreOffice_project/00m0$Build-2</meta:generator>
    <dc:date>2018-11-11T18:09:59.392738635</dc:date>
    <meta:document-statistic meta:object-count="163"/>
  </office:meta>
</office:document-meta>
</file>